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marker-start="Small_20_Arrow" draw:marker-end="Small_20_Arrow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4.6cm" svg:height="6.4cm" svg:x="0.5cm" svg:y="0.5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2" draw:text-style-name="P1" draw:layer="layout" svg:width="3.976cm" svg:height="2.6cm" svg:x="0.812cm" svg:y="0.9cm">
              <text:p text:style-name="P1">JyPOSH</text:p>
              <text:p text:style-name="P1">(Jython)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2" draw:text-style-name="P1" draw:layer="layout" svg:width="3.976cm" svg:height="2.6cm" svg:x="0.812cm" svg:y="3.9cm">
              <text:p text:style-name="P1">Action</text:p>
              <text:p text:style-name="P1">Selection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1" draw:text-style-name="P1" draw:layer="layout" svg:width="5.9cm" svg:height="6.4cm" svg:x="6.6cm" svg:y="0.5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2" draw:text-style-name="P1" draw:layer="layout" svg:width="5.1cm" svg:height="2.6cm" svg:x="7cm" svg:y="0.9cm">
              <text:p text:style-name="P1">Behaviour Layer</text:p>
              <text:p text:style-name="P1">(Java)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2" draw:text-style-name="P1" draw:layer="layout" svg:width="5.1cm" svg:height="2.6cm" svg:x="7cm" svg:y="3.9cm">
              <text:p text:style-name="P1">JNIBWAPI</text:p>
              <text:p text:style-name="P1"><text:s/><text:span text:style-name="T1">(Java Interface</text:span></text:p>
              <text:p text:style-name="P1"><text:span text:style-name="T1"><text:s/></text:span><text:span text:style-name="T1">for BWAPI)</text:span></text:p>
  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  </draw:custom-shape>
          </draw:g>
          <draw:g>
            <draw:custom-shape draw:style-name="gr1" draw:text-style-name="P1" draw:layer="layout" svg:width="4.6cm" svg:height="6.4cm" svg:x="14cm" svg:y="0.5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2" draw:text-style-name="P1" draw:layer="layout" svg:width="3.976cm" svg:height="2.6cm" svg:x="14.312cm" svg:y="3.9cm">
              <text:p text:style-name="P1">BWAPI</text:p>
              <text:p text:style-name="P1">(C++)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2" draw:text-style-name="P1" draw:layer="layout" svg:width="3.8cm" svg:height="2.6cm" svg:x="14.4cm" svg:y="0.9cm">
              <text:p text:style-name="P1">StarCraft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3" draw:text-style-name="P1" draw:layer="layout" svg:width="1.5cm" svg:height="0.9cm" svg:x="5.1cm" svg:y="3.2cm">
            <text:p/>
            <draw:enhanced-geometry svg:viewBox="0 0 21600 21600" draw:text-areas="?f5 ?f1 ?f6 ?f3" draw:type="left-right-arrow" draw:modifiers="6878.61425716189 4722.75249722531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3" draw:text-style-name="P1" draw:layer="layout" svg:width="1.5cm" svg:height="0.9cm" svg:x="12.5cm" svg:y="3.2cm">
            <text:p/>
            <draw:enhanced-geometry svg:viewBox="0 0 21600 21600" draw:text-areas="?f5 ?f1 ?f6 ?f3" draw:type="left-right-arrow" draw:modifiers="6878.61425716189 4722.75249722531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Small_20_Arrow" draw:display-name="Small Arrow" svg:viewBox="0 0 1321 3493" svg:d="m1321 3493h-1321l702-3493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.5cm" fo:margin-bottom="0.5cm" fo:margin-left="0.5cm" fo:margin-right="0.5cm" fo:page-width="19.1cm" fo:page-height="7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29T12:49:33.49</meta:creation-date>
    <dc:date>2014-03-29T13:08:16.39</dc:date>
    <meta:editing-duration>P0D</meta:editing-duration>
    <meta:editing-cycles>1</meta:editing-cycles>
    <meta:generator>LibreOffice/4.0.1.2$Windows_x86 LibreOffice_project/84102822e3d61eb989ddd325abf1ac077904985</meta:generator>
    <meta:document-statistic meta:object-count="15"/>
  </office:meta>
</office:document-meta>
</file>